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fo:font-style="normal" officeooo:rsid="047e11ac" style:font-style-asian="normal" style:font-style-complex="normal"/>
    </style:style>
    <style:style style:name="T24" style:family="text">
      <style:text-properties fo:font-style="normal" officeooo:rsid="047e5e69" style:font-style-asian="normal" style:font-style-complex="normal"/>
    </style:style>
    <style:style style:name="T25" style:family="text">
      <style:text-properties fo:font-style="normal" officeooo:rsid="047f1932" style:font-style-asian="normal" style:font-style-complex="normal"/>
    </style:style>
    <style:style style:name="T26" style:family="text">
      <style:text-properties fo:font-style="normal" officeooo:rsid="04807084" style:font-style-asian="normal" style:font-style-complex="normal"/>
    </style:style>
    <style:style style:name="T27" style:family="text">
      <style:text-properties fo:font-style="normal" officeooo:rsid="0481c01a" style:font-style-asian="normal" style:font-style-complex="normal"/>
    </style:style>
    <style:style style:name="T28" style:family="text">
      <style:text-properties fo:font-style="normal" officeooo:rsid="04825642" style:font-style-asian="normal" style:font-style-complex="normal"/>
    </style:style>
    <style:style style:name="T29" style:family="text">
      <style:text-properties fo:font-style="normal" officeooo:rsid="0483d395" style:font-style-asian="normal" style:font-style-complex="normal"/>
    </style:style>
    <style:style style:name="T30" style:family="text">
      <style:text-properties fo:font-style="normal" officeooo:rsid="048494f4" style:font-style-asian="normal" style:font-style-complex="normal"/>
    </style:style>
    <style:style style:name="T31" style:family="text">
      <style:text-properties fo:font-style="normal" officeooo:rsid="048654b4" style:font-style-asian="normal" style:font-style-complex="normal"/>
    </style:style>
    <style:style style:name="T32" style:family="text">
      <style:text-properties fo:font-style="normal" officeooo:rsid="0486d777" style:font-style-asian="normal" style:font-style-complex="normal"/>
    </style:style>
    <style:style style:name="T33" style:family="text">
      <style:text-properties fo:font-style="normal" officeooo:rsid="0487016e" style:font-style-asian="normal" style:font-style-complex="normal"/>
    </style:style>
    <style:style style:name="T34" style:family="text">
      <style:text-properties fo:font-style="normal" officeooo:rsid="0487d5ca" style:font-style-asian="normal" style:font-style-complex="normal"/>
    </style:style>
    <style:style style:name="T35" style:family="text">
      <style:text-properties officeooo:rsid="000a14f6"/>
    </style:style>
    <style:style style:name="T36" style:family="text">
      <style:text-properties officeooo:rsid="005714b7"/>
    </style:style>
    <style:style style:name="T37" style:family="text">
      <style:text-properties officeooo:rsid="00880dbe"/>
    </style:style>
    <style:style style:name="T38" style:family="text">
      <style:text-properties officeooo:rsid="007c6d62"/>
    </style:style>
    <style:style style:name="T39" style:family="text">
      <style:text-properties officeooo:rsid="01e21ff5"/>
    </style:style>
    <style:style style:name="T40" style:family="text">
      <style:text-properties officeooo:rsid="0233449b"/>
    </style:style>
    <style:style style:name="T41" style:family="text">
      <style:text-properties officeooo:rsid="02317916"/>
    </style:style>
    <style:style style:name="T42" style:family="text">
      <style:text-properties officeooo:rsid="034a2232"/>
    </style:style>
    <style:style style:name="T43" style:family="text">
      <style:text-properties officeooo:rsid="0387836c"/>
    </style:style>
    <style:style style:name="T44" style:family="text">
      <style:text-properties officeooo:rsid="03b4652d"/>
    </style:style>
    <style:style style:name="T45" style:family="text">
      <style:text-properties officeooo:rsid="03b75219"/>
    </style:style>
    <style:style style:name="T46" style:family="text">
      <style:text-properties officeooo:rsid="047091ad"/>
    </style:style>
    <style:style style:name="T47" style:family="text">
      <style:text-properties officeooo:rsid="0471ec6f"/>
    </style:style>
    <style:style style:name="T48" style:family="text">
      <style:text-properties officeooo:rsid="0473a949"/>
    </style:style>
    <style:style style:name="T49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44">Esser-</text:span>Skala, 201<text:span text:style-name="T46">9</text:span></text:p>
      <text:p text:style-name="P20"/>
      <text:p text:style-name="P20"/>
      <text:p text:style-name="P15">© 201<text:span text:style-name="T46">9</text:span> by Wolfgang <text:span text:style-name="T44">Esser-</text:span>Skala. This edition is licensed under the<text:span text:style-name="T42"><text:line-break/></text:span>Creative Commons Attribution<text:span text:style-name="T37">-NonCommercial-ShareAlike</text:span> 4.0 International License.<text:span text:style-name="T42"><text:line-break/></text:span>To view a copy of this license, visit http://creativecommons.org/licenses/by<text:span text:style-name="T38">-nc-sa</text:span>/4.0/.</text:p>
      <text:p text:style-name="P14"/>
      <text:p text:style-name="P16">Music engraving by LilyPond 2.18.0 (http://www.lilypond.org).<text:span text:style-name="T36"><text:line-break/>Front matter</text:span> typeset with EB Garamond (http://www.georgduffner.at/ebgaramond).</text:p>
      <text:p text:style-name="P20"/>
      <text:p text:style-name="P13">First <text:span text:style-name="T39">version</text:span>, <text:span text:style-name="T46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48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48"> </text:span>Mus.2973-D-<text:span text:style-name="T47">16</text:span>).<text:span text:style-name="T48"><text:line-break/></text:span><text:tab/>http://digital.slub-dresden.de/<text:span text:style-name="T7">id42603967X</text:span> (siglum Mus.2973-D-<text:span text:style-name="T47">19</text:span>)</text:p>
      <text:p text:style-name="P3"/>
      <text:p text:style-name="P4">In general, this edition closely follows the <text:span text:style-name="T43">manuscript</text:span>. Any changes <text:span text:style-name="T3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49">g l o r i a</text:span></text:p>
      <text:p text:style-name="P7"/>
      <text:p text:style-name="P11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</text:span><text:span text:style-name="T23">6<text:tab/></text:span><text:span text:style-name="T27">ob 1, </text:span><text:span text:style-name="T23">vl 1<text:tab/>5th quarter in Ms: d″8</text:span><text:span text:style-name="T24"><text:line-break/>37</text:span><text:span text:style-name="T23"><text:tab/></text:span><text:span text:style-name="T27">ob 1, </text:span><text:span text:style-name="T23">vl 1<text:tab/>5th quarter in Ms: d″8</text:span><text:span text:style-name="T26"><text:line-break/>61<text:tab/>vl 2<text:tab/>1st eight in Ms: e″8</text:span><text:span text:style-name="T23"><text:line-break/></text:span><text:span text:style-name="T22">97<text:tab/>S<text:tab/>bar in Ms: c″8.–c″16–c″4–r4</text:span><text:span text:style-name="T25"><text:line-break/>99<text:tab/>vl 2<text:tab/>4th quarter in Ms: a′8</text:span><text:span text:style-name="T28"><text:line-break/><text:line-break/>146<text:tab/>vl 2<text:tab/>2nd dotted quarter in Ms: fis′4.</text:span><text:span text:style-name="T29"><text:line-break/><text:line-break/>308<text:tab/>vl 1<text:tab/>last eighth in Ms: a″8</text:span><text:span text:style-name="T30"><text:line-break/>314<text:tab/>vl 1<text:tab/>bar in Ms: f″1</text:span><text:span text:style-name="T31"><text:line-break/><text:line-break/>319<text:tab/>vl 1, 2<text:tab/>4th eighth in Ms: c″16–d″16</text:span><text:span text:style-name="T32"><text:line-break/>322<text:tab/>vl 1, 2<text:tab/>5th eighth in Ms: g″32–f″32–es″16</text:span><text:span text:style-name="T33"><text:line-break/>332<text:tab/>vl 1, 2<text:tab/>last eighth in Ms: d″16–e″16</text:span><text:span text:style-name="T34"><text:line-break/>333<text:tab/>vl 1, 2<text:tab/>first eighth in Ms: f″16–e″16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1">wolfgang</text:span> (at) <text:span text:style-name="T40">esser-skala</text:span>.at<text:span text:style-name="T41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8">Salzburg, </text:span><text:span text:style-name="T13">July</text:span><text:span text:style-name="T8"> 201</text:span><text:span text:style-name="T13">9</text:span><text:line-break/>Wolfgang <text:span text:style-name="T44">Esser-</text:span>Skala</text:p>
      <text:p text:style-name="P26"/>
      <text:p text:style-name="P24"><text:span text:style-name="T42"><text:line-break/></text:span>C O N T E N T S</text:p>
      <text:p text:style-name="P18"/>
      <text:p text:style-name="P17"/>
      <text:p text:style-name="P19"><text:span text:style-name="T3">Kyrie</text:span><text:span text:style-name="T45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3T22:35:34.576432059</dc:date>
    <dc:creator>Wolfgang Skala</dc:creator>
    <meta:editing-duration>P11DT23H54M25S</meta:editing-duration>
    <meta:editing-cycles>1083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37" meta:character-count="2526" meta:non-whitespace-character-count="2076"/>
  </office:meta>
</office:document-meta>
</file>